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color="#3b3d40" style:font-name="Georgia" fo:font-size="10.5pt"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fo:color="#3b3d40" fo:font-size="10.5pt" style:font-size-asian="10.5pt" style:font-size-complex="10.5pt"/>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start" style:justify-single-word="false"/>
    </style:style>
    <style:style style:name="P9" style:family="paragraph" style:parent-style-name="Standard">
      <style:paragraph-properties fo:margin-top="0in" fo:margin-bottom="0in" fo:line-height="100%" fo:text-align="start" style:justify-single-word="false"/>
      <style:text-properties fo:color="#000000" fo:font-size="10.5pt" fo:background-color="transparent" style:font-size-asian="10.5pt" style:font-size-complex="10.5pt"/>
    </style:style>
    <style:style style:name="P10"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1"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3" style:family="text">
      <style:text-properties style:font-name="Georgia" fo:language="zxx" fo:country="none" style:font-name-asian="Georgia" style:language-asian="zxx" style:country-asian="none" style:font-name-complex="Georgia" style:language-complex="zxx" style:country-complex="none"/>
    </style:style>
    <style:style style:name="T4"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 style:family="text">
      <style:text-properties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6" style:family="text">
      <style:text-properties style:font-name="Georgia" fo:font-size="10.5pt" fo:language="none" fo:country="none" style:text-underline-style="solid" style:text-underline-width="auto" style:text-underline-color="font-color" fo:background-color="transparent" style:font-name-asian="Georgia" style:font-size-asian="10.5pt" style:language-asian="none" style:country-asian="none" style:font-name-complex="Georgia" style:font-size-complex="10.5pt" style:language-complex="none" style:country-complex="none"/>
    </style:style>
    <style:style style:name="T7" style:family="text">
      <style:text-properties style:font-name="Georgia" fo:font-size="10.5pt" fo:font-weight="bold" style:font-size-asian="10.5pt" style:font-weight-asian="bold" style:font-size-complex="10.5pt" style:font-weight-complex="bold"/>
    </style:style>
    <style:style style:name="T8" style:family="text">
      <style:text-properties style:font-name="Georgia" fo:font-size="10.5pt" style:font-size-asian="10.5pt" style:font-size-complex="10.5pt"/>
    </style:style>
    <style:style style:name="T9" style:family="text">
      <style:text-properties style:font-name="Georgia" fo:language="none" fo:country="none" style:font-name-asian="Georgia" style:language-asian="none" style:country-asian="none" style:font-name-complex="Georgia" style:language-complex="none" style:country-complex="none"/>
    </style:style>
    <style:style style:name="T10"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1" style:family="text">
      <style:text-properties fo:color="#545454" style:font-name="Georgia" fo:font-size="10.5pt" fo:language="none" fo:country="none" fo:font-style="italic"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2" style:family="text">
      <style:text-properties fo:font-variant="normal" fo:text-transform="none" fo:color="#3b3d40" style:font-name="Georgia" fo:font-size="10.5pt" fo:letter-spacing="normal" fo:font-style="normal" fo:font-weight="normal" style:font-size-asian="10.5pt" style:font-size-complex="10.5pt"/>
    </style:style>
    <style:style style:name="T13"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14" style:family="text">
      <style:text-properties fo:font-variant="normal" fo:text-transform="none" fo:color="#3b3d4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5" style:family="text">
      <style:text-properties fo:font-variant="normal" fo:text-transform="none" fo:color="#3b3d40" style:font-name="Georgia" fo:letter-spacing="normal" fo:font-style="normal" fo:font-weight="normal"/>
    </style:style>
    <style:style style:name="T16" style:family="text">
      <style:text-properties fo:font-variant="normal" fo:text-transform="none" fo:letter-spacing="normal" fo:font-style="normal" fo:background-color="transparent"/>
    </style:style>
    <style:style style:name="T17" style:family="text">
      <style:text-properties fo:font-variant="normal" fo:text-transform="none" fo:color="#000000" style:font-name="Georgia" fo:letter-spacing="normal" fo:language="zxx" fo:country="none" fo:font-style="normal" fo:font-weight="normal" style:font-name-asian="Georgia" style:language-asian="zxx" style:country-asian="none" style:font-name-complex="Georgia" style:language-complex="zxx" style:country-complex="none"/>
    </style:style>
    <style:style style:name="T18" style:family="text">
      <style:text-properties fo:font-variant="normal" fo:text-transform="none" fo:color="#000000" style:font-name="Georgia" fo:letter-spacing="normal" fo:language="zxx" fo:country="none" fo:font-style="normal" fo:font-weight="bold" style:font-name-asian="Georgia" style:language-asian="zxx" style:country-asian="none" style:font-weight-asian="bold" style:font-name-complex="Georgia" style:language-complex="zxx" style:country-complex="none" style:font-weight-complex="bold"/>
    </style:style>
    <style:style style:name="T19" style:family="text">
      <style:text-properties fo:font-variant="normal" fo:text-transform="none" fo:color="#000000" fo:letter-spacing="normal" fo:language="zxx" fo:country="none" fo:font-style="normal" style:font-name-asian="Georgia" style:language-asian="zxx" style:country-asian="none" style:font-name-complex="Georgia" style:language-complex="zxx" style:country-complex="none"/>
    </style:style>
    <style:style style:name="T20" style:family="text">
      <style:text-properties fo:font-variant="normal" fo:text-transform="none" style:font-name="Georgia" fo:letter-spacing="normal" fo:font-style="normal" fo:font-weight="normal"/>
    </style:style>
    <style:style style:name="T21" style:family="text">
      <style:text-properties fo:font-variant="normal" fo:text-transform="none" style:font-name="Georgia" fo:letter-spacing="normal" fo:font-style="normal" fo:font-weight="bold" style:font-weight-asian="bold" style:font-weight-complex="bold"/>
    </style:style>
    <style:style style:name="T22" style:family="text">
      <style:text-properties style:text-position="super 58%"/>
    </style:style>
    <style:style style:name="T23"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24"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25"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26"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7" style:family="text">
      <style:text-properties fo:color="#000000" style:font-name="Georgia" fo:language="zxx" fo:country="none" style:font-name-asian="Georgia" style:language-asian="zxx" style:country-asian="none" style:font-name-complex="Georgia" style:language-complex="zxx" style:country-complex="none"/>
    </style:style>
    <style:style style:name="T28" style:family="text">
      <style:text-properties fo:color="#000000" style:font-name="Georgia" fo:language="zxx" fo:country="none" fo:font-style="italic" style:font-name-asian="Georgia" style:language-asian="zxx" style:country-asian="none" style:font-style-asian="italic" style:font-name-complex="Georgia" style:language-complex="zxx" style:country-complex="none"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even Brides for One Brother</text:span> </text:p>
      <text:p text:style-name="P1"><text:span text:style-name="T1">Read:</text:span> Isaiah 4</text:p>
      <text:p text:style-name="P7"><text:span text:style-name="T7">Text:</text:span><text:span text:style-name="T8"> </text:span><text:span text:style-name="T26">Luke 13:34 “O Jerusalem, Jerusalem, which killest the prophets, and stonest them that are sent unto thee; how often would I have gathered thy children together, as a hen </text:span><text:span text:style-name="T25">doth gather</text:span><text:span text:style-name="T26"> her brood under </text:span><text:span text:style-name="T25">her</text:span><text:span text:style-name="T26"> wings, and ye would not!”</text:span></text:p>
      <text:p text:style-name="P10"/>
      <text:p text:style-name="P4"><text:span text:style-name="T1">Introduction:</text:span> The preceeding chapter talks of how God's people exper-ienced great loss of possessions and life. Their men had fallen in battle. <text:s/>This is an Old Testament picture of a people who failed to maintain their relationship with God. <text:s/>I read several commentaries about the first verse of this chapter. <text:s/>Most of them think that the first verse of the 4<text:span text:style-name="T22">th</text:span> chapter should be a part of the last chapter. <text:s/>I am not convinced that they are correct. <text:s text:c="3"/>I believe that this prophetic chapter reveals a picture of the church in the last days. <text:s/></text:p>
      <text:p text:style-name="P4"><text:span text:style-name="T1">I.</text:span> <text:span text:style-name="T1">“That day,”</text:span> in verse 1, refers to the Day of the Lord or the day of the Lord's return. <text:s/>We can see the compromise in the church. We can see how easily the church has changed from a place of repentence to a place of entertainment. <text:s/>There was little initial objection when the various state leaders declared that churches were non essential and forced them to close. <text:s/>In Chicago there is a Romanian Pentecostal church that has been meeting. <text:s/>The city literally placed a police car in front of the parking garage so their people would have no place to park. <text:s/>When local residents allowed them to park in other areas the city has sent them a letter, ordering them not to meet and threatening to raze their building. <text:s/>This pastor said that this is very similar to how the government removed Christianity from Romania. <text:s/>Who would have thought that we could be where we are today with the constitution that we have? <text:s/>If the church does not stand now then we may not be able to stand later. <text:s/></text:p>
      <text:p text:style-name="P4"><text:span text:style-name="T1">II.</text:span> <text:span text:style-name="T1">“Seven.”</text:span> a study of numeralogy in the scripture reveals that the num-ber “7” (in the scripture {nearly always})refers to <text:s/>completeness or perfection. <text:s/>The earth was created in six days plus one for rest. <text:s/>Over and over in scripture you will find this number used to indicate a complete cycle of an event. <text:s/></text:p>
      <text:p text:style-name="P4"><text:span text:style-name="T1">III.</text:span> <text:span text:style-name="T1">“Women”</text:span> <text:s/>In the Hebrew language, the word: “women” here refers to an adulterer and is not limited to the female gender. <text:s/>It speaks of one who is decietful in an intimate relationship. <text:s/>This rep[resents a spouse who is legally married but is not committed to their partner.</text:p>
      <text:p text:style-name="P8"><text:span text:style-name="T13">IV.</text:span><text:span text:style-name="T12"> </text:span><text:span text:style-name="T13">“One Man”</text:span><text:span text:style-name="T12"> refers to Jesus. He is the one man. Romans 5:15 says “...</text:span><text:span text:style-name="T14">For </text:span><text:span text:style-name="T4">if through the offence of one many be dead, much more the grace of God,</text:span><text:span text:style-name="T2"> </text:span><text:span text:style-name="T5">and the gift by grace, </text:span><text:span text:style-name="T11">which is</text:span><text:span text:style-name="T5"> by </text:span><text:span text:style-name="T6">one man</text:span><text:span text:style-name="T5">, Jesus Christ, hath abounded unto many.” No other man has the power to save. </text:span><text:span text:style-name="T24">Acts 4:12</text:span><text:span text:style-name="T23"> </text:span></text:p>
      <text:p text:style-name="P8"><text:span text:style-name="T23">“Neither is there salvation in any other: for there is none other name under heaven given among men, whereby we must be saved.”</text:span></text:p>
      <text:p text:style-name="P9"><text:span text:style-name="T10">V.</text:span><text:span text:style-name="T9"> </text:span><text:span text:style-name="T21">Now let's Bring it together:</text:span><text:span text:style-name="T20"> Here is the spiritual picture. <text:s/>The church </text:span><text:span text:style-name="T15">has grown weak through compromise and lack of feeding on the Word. <text:s/>We are more interested in gathering large crowds than building strong Saints. <text:s/>Instead of strong leaders many of our churches have compromising (go along to get along) preachers in the pulpit. The day of the Lord is quickly approaching. We are living in a time where many, if not most, believers are weak and anemic. <text:s/>Although we have many resources and opportunities for Godly growth; we also have many tempt-ations to play games and be entertained rather than do the work neces-sary for genuine spiritual growth. <text:s/>Churches hire professional musicians, psychologists, and stage directors to bring in big numbers while the empty prayer room is turned into an equipment closet.</text:span></text:p>
      <text:p text:style-name="P5"><text:span text:style-name="T16"><text:s text:c="2"/>There are many who are choosing to become part of the church. <text:s/>They <text:s/>show up to services, sing the songs, and shake hands all around. <text:s/>They bear no fruit, they stay on the sidelines; all the while looking good. <text:s/>They contribute in the offering and have the name of Christian. <text:s/>Their Christ-ianity is a contract and not a relationship. Thus the words: “...</text:span><text:span text:style-name="T19">We will eat our own bread, and wear our own apparel: only let us be called by thy name, to take away our reproach."</text:span></text:p>
      <text:p text:style-name="P6"><text:span text:style-name="T18">VI.</text:span><text:span text:style-name="T17"> </text:span><text:span text:style-name="T18">A Great Opportunity:</text:span><text:span text:style-name="T17"> In reading the rest of the chapter we can see that sadly they are missing a great opportunity. <text:s/>Here is what it says: "</text:span><text:span text:style-name="T27">In that day shall the branch of the LORD be beautiful and glorious, and the fruit of the earth </text:span><text:span text:style-name="T28">shall be</text:span><text:span text:style-name="T27"> excellent and comely for them that are escaped of Israel. <text:s/>And it shall come to pass, </text:span><text:span text:style-name="T28">that he that is</text:span><text:span text:style-name="T27"> left in Zion, and </text:span><text:span text:style-name="T28">he that</text:span><text:span text:style-name="T27"> remaineth in Jerusalem, shall be called holy, </text:span><text:span text:style-name="T28">even</text:span><text:span text:style-name="T27"> every one that is written among the living in Jerusalem: <text:s/>When the Lord shall have washed away the filth of the daughters of Zion, and shall have purged the blood of Jerusalem from the midst thereof by the spirit of judgment, and by the spirit of burning. <text:s/>And the LORD will create upon every dwelling place of mount Zion, and upon her assemblies, a cloud and smoke by day, and the shining of a flaming fire by night: for upon all the glory </text:span><text:span text:style-name="T28">shall be</text:span><text:span text:style-name="T27"> a defence.</text:span></text:p>
      <text:p text:style-name="P11"><text:span text:style-name="T3">And there shall be a tabernacle for a shadow in the daytime from the heat, and for a place of refuge, and for a covert from storm and from rain."</text:span></text:p>
      <text:p text:style-name="P3"><text:s text:c="2"/>God is saying: “Wow! You can be beautiful and glorious...you can be clean, holy and protected from the storms of life but you opt for man pleasing beauty and temporary comfort.”</text:p>
      <text:p text:style-name="P3"><text:span text:style-name="T1">Conclude:</text:span> We don't have to settle for a contract to call ourselves Christ-ians in name only. <text:s/>We can really have a reltionship with Jesus even in times like we live in today. <text:s/>He wants us to be a part of what is beautiful and glorious. <text:s/>He will wash you clean and provide a place of refuge for you and I from the storms that plague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9</meta:editing-cycles>
    <meta:creation-date>2014-03-28T17:34:00</meta:creation-date>
    <dc:date>2020-10-24T16:02:12.84</dc:date>
    <meta:editing-duration>P8DT23H32M5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1021" meta:character-count="56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